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182C3686E1E.jpg"/>
  <manifest:file-entry manifest:media-type="image/png" manifest:full-path="Pictures/100000000000041E000004B8B97E7ED1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87cm" svg:height="13.607cm" svg:x="4.507cm" svg:y="5.064cm">
          <draw:image xlink:href="Pictures/100000000000041E000004B8B97E7ED1.png" xlink:type="simple" xlink:show="embed" xlink:actuate="onLoad">
            <text:p/>
          </draw:image>
        </draw:frame>
        <draw:frame draw:style-name="gr1" draw:text-style-name="P1" draw:layer="layout" svg:width="19.589cm" svg:height="6.69cm" svg:x="1cm" svg:y="20.558cm">
          <draw:image xlink:href="Pictures/100000000000046A00000182C3686E1E.jpg" xlink:type="simple" xlink:show="embed" xlink:actuate="onLoad">
            <text:p/>
          </draw:image>
        </draw:frame>
        <draw:frame draw:style-name="gr2" draw:layer="layout" svg:width="6.924cm" svg:height="0.962cm" svg:x="6.715cm" svg:y="1.635cm">
          <draw:text-box>
            <text:p>Digipot System Design</text:p>
          </draw:text-box>
        </draw:frame>
        <draw:frame draw:style-name="gr2" draw:layer="layout" svg:width="9.786cm" svg:height="0.962cm" svg:x="5.318cm" svg:y="3.159cm">
          <draw:text-box>
            <text:p>Needs tested and drivers written.</text:p>
          </draw:text-box>
        </draw:frame>
        <draw:frame draw:style-name="gr2" draw:layer="layout" svg:width="2.301cm" svg:height="0.962cm" svg:x="7.096cm" svg:y="19.161cm">
          <draw:text-box>
            <text:p>Power</text:p>
          </draw:text-box>
        </draw:frame>
        <draw:frame draw:style-name="gr2" draw:layer="layout" svg:width="2.551cm" svg:height="0.962cm" svg:x="10.906cm" svg:y="19.669cm">
          <draw:text-box>
            <text:p>I2c bus</text:p>
          </draw:text-box>
        </draw:frame>
        <draw:frame draw:style-name="gr3" draw:layer="layout" svg:width="2.161cm" svg:height="1.597cm" svg:x="17.383cm" svg:y="14.843cm">
          <draw:text-box>
            <text:p>Reset</text:p>
          </draw:text-box>
        </draw:frame>
        <draw:frame draw:style-name="gr2" draw:layer="layout" svg:width="3.503cm" svg:height="1.673cm" svg:x="1cm" svg:y="16.494cm">
          <draw:text-box>
            <text:p>Enable<text:line-break/>WiperLock</text:p>
          </draw:text-box>
        </draw:frame>
        <draw:frame draw:style-name="gr2" draw:layer="layout" svg:width="5.303cm" svg:height="0.962cm" svg:x="15.224cm" svg:y="3.975cm">
          <draw:text-box>
            <text:p>4 Potentiometers</text:p>
          </draw:text-box>
        </draw:frame>
        <draw:line draw:style-name="gr4" draw:text-style-name="P1" draw:layer="layout" svg:x1="16.748cm" svg:y1="5.064cm" svg:x2="15.224cm" svg:y2="8.239cm">
          <text:p/>
        </draw:line>
        <draw:line draw:style-name="gr4" draw:text-style-name="P1" draw:layer="layout" svg:x1="17.256cm" svg:y1="15.351cm" svg:x2="15.605cm" svg:y2="15.097cm">
          <text:p/>
        </draw:line>
        <draw:line draw:style-name="gr4" draw:text-style-name="P1" draw:layer="layout" svg:x1="11.922cm" svg:y1="19.923cm" svg:x2="12.557cm" svg:y2="17.764cm">
          <text:p/>
        </draw:line>
        <draw:line draw:style-name="gr4" draw:text-style-name="P1" draw:layer="layout" svg:x1="8.366cm" svg:y1="19.161cm" svg:x2="8.239cm" svg:y2="17.637cm">
          <text:p/>
        </draw:line>
        <draw:line draw:style-name="gr4" draw:text-style-name="P1" draw:layer="layout" svg:x1="3.667cm" svg:y1="16.875cm" svg:x2="5.826cm" svg:y2="15.0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3:06:35</meta:creation-date>
    <dc:date>2015-08-17T03:10:37</dc:date>
    <meta:editing-duration>PT4M3S</meta:editing-duration>
    <meta:editing-cycles>1</meta:editing-cycles>
    <meta:document-statistic meta:object-count="14"/>
    <meta:generator>OpenOffice/4.0.1$Unix OpenOffice.org_project/401m5$Build-9714</meta:generator>
  </office:meta>
</office:document-meta>
</file>